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0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09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0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19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0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8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29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0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1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2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3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4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5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6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7" style:parent-style-name="Standard" style:family="paragraph">
      <style:paragraph-properties fo:text-align="justify"/>
      <style:text-properties style:font-name="Calibri" style:font-name-complex="Calibri" fo:font-size="14pt" style:font-size-asian="14pt" style:font-size-complex="14pt" fo:language="es" fo:country="MX"/>
    </style:style>
    <style:style style:name="P138" style:parent-style-name="Standard" style:family="paragraph">
      <style:text-properties fo:language="es" fo:country="MX"/>
    </style:style>
    <style:style style:name="P139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0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1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2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3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4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5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P146" style:parent-style-name="Standard" style:family="paragraph">
      <style:text-properties style:font-name="Calibri" style:font-name-complex="Calibri" fo:font-size="14pt" style:font-size-asian="14pt" style:font-size-complex="14pt" fo:language="es" fo:country="MX"/>
    </style:style>
    <style:style style:name="T147" style:parent-style-name="Fuentedepárrafopredeter." style:family="text">
      <style:text-properties style:font-name="Calibri" style:font-name-complex="Calibri" fo:font-size="14pt" style:font-size-asian="14pt" style:font-size-complex="14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e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Manuel Castañeda Castañeda.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rogramación.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6</text:p>
          </table:table-cell>
        </table:table-row>
        <table:table-row table:style-name="TableRow50">
          <table:table-cell table:style-name="TableCell51">
            <text:p text:style-name="P52"/>
            <text:p text:style-name="P53">No de Práctica(s):</text:p>
          </table:table-cell>
          <table:table-cell table:style-name="TableCell54">
            <text:p text:style-name="P55">Práctica 1.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Alejandro Pastrana Ramírez.</text:p>
          </table:table-cell>
        </table:table-row>
        <table:table-row table:style-name="TableRow62">
          <table:table-cell table:style-name="TableCell63">
            <text:p text:style-name="P64">No. de Equipo de<text:s/>cómputo empleado:</text:p>
          </table:table-cell>
          <table:table-cell table:style-name="TableCell65">
            <text:p text:style-name="P66">48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20-1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21/08/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soft-page-break/>
      <text:p text:style-name="P99">1.- ¿Qué se necesita para montar un jardín hidropónico?</text:p>
      <text:p text:style-name="P100"/>
      <text:p text:style-name="P101">R:<text:s/>Para la construcción de un jardín hidropónico se necesitará una bandeja de almácigo o germinación o un tubo cerrado,</text:p>
      <text:p text:style-name="P102">luz natural o artificial, para la base fibra de coco, además de grava o piedra para que se sujeten las raíces, nutrientes y</text:p>
      <text:p text:style-name="P103">semillas.</text:p>
      <text:p text:style-name="P104"/>
      <text:p text:style-name="P105">Para hacer un jardín hidropónico, lo primero de todo es colocar la grava o la piedra y la fibra de coco, para el apoyo de las</text:p>
      <text:p text:style-name="P106">raíces de la planta en la bandeja o en el tubo. En la fibra de coco se abren canales donde se pondrán las semillas que, una</text:p>
      <text:p text:style-name="P107">vez puestas, se cerrarán para cubrirlas.</text:p>
      <text:p text:style-name="P108"/>
      <text:p text:style-name="P109">Después se riega la bandeja con el agua y se agregan los nutrientes. Depende del cultivo hidropónico la frecuencia al</text:p>
      <text:p text:style-name="P110">añadir los nutrientes, según el tipo de planta se añadirán con más o menos a menudo.</text:p>
      <text:p text:style-name="P111">Por último, hay que tener en cuenta el Ph del agua y que llegue al jardín hidropónico la mayor cantidad de luz, ya sea</text:p>
      <text:p text:style-name="P112">natural o artificial, para que permita el crecimiento natural de las plantas. Además, si se va a colocar el jardín hidropónico</text:p>
      <text:p text:style-name="P113">en exterior se debe proteger del viento, de las fuertes lluvias y del frío.</text:p>
      <text:p text:style-name="P114"/>
      <text:p text:style-name="P115">2) ¿Es posible construir un cluster con consola de videojuegos?</text:p>
      <text:p text:style-name="P116"/>
      <text:p text:style-name="P117">R: Sí, es posible, pero los beneficios obtenidos dependerán<text:s/>de la consola de video usada, el PS3 es la consola más utilizada para esta tarea, esto se debe a su potente procesador Cell, a su bajo costo y a su gran capacidad de cálculo.</text:p>
      <text:p text:style-name="P118"/>
      <text:p text:style-name="P119">3) ¿Qué necesito para alimentar un calentador de una pecera de 600 lt con energía solar?</text:p>
      <text:p text:style-name="P120"/>
      <text:p text:style-name="P121">4) ¿Quiénes participaron en la mejor partida de ajedrez?</text:p>
      <text:p text:style-name="P122"/>
      <text:p text:style-name="P123">R:<text:s/>Kasparov vs Topalov.<text:s/>Descripción: Esta partida fue jugada entre Garry Kasparov (blancas) y Veselin Topalov (negras) en Hoogovens en 1999; es</text:p>
      <text:p text:style-name="P124">considerada por muchos como la mejor partida en la historia del ajedrez. Kasparov en el momento era campeón del mundo</text:p>
      <text:p text:style-name="P125">de ajedrez y enfrentaba a otro Gran Maestro, Topalov.</text:p>
      <text:p text:style-name="P126"/>
      <text:p text:style-name="P127">5) ¿Cuál es el principio de operación de un circuito integrado?</text:p>
      <text:p text:style-name="P128"/>
      <text:p text:style-name="P129">R:<text:s/>Un circuito integrado es una oblea semiconductora en la que son fabricados muchísimas resistencias pequeñas, también condensadores y transistores. Un CI se puede utilizar como<text:s/><text:soft-page-break/>un amplificador, como oscilador, como temporizador, como contador, como memoria de ordenador, o microprocesador. Un CI particular, se puede clasificar como lineal o como digital, todo depende para que sea su aplicación.</text:p>
      <text:p text:style-name="P130"/>
      <text:p text:style-name="P131">Circuitos integrados lineales: Se utilizan tanto como audio frecuencia y como amplificadores de radiofrecuencia.<text:s/><text:s/></text:p>
      <text:p text:style-name="P132"/>
      <text:p text:style-name="P133">Circuitos integrados digitales: Se utilizan en los ordenadores, módems, redes de ordenadores y contadores de frecuencia. Los bloques fundamentales de circuitos integrados digitales de construcción son puertas lógicas, que trabajan con datos binarios, llamados así bajo (0 lógico) y alto (1 lógico).</text:p>
      <text:p text:style-name="P134"/>
      <text:p text:style-name="P135">6.- ¿Qué es el catabolismo y como se contrarresta?</text:p>
      <text:p text:style-name="P136"/>
      <text:p text:style-name="P137">R:<text:s/>El catabolismo implica la degradación de los alimentos ingeridos o los combustibles almacenados, tales como glúcidos, lípidos o proteínas, en formas de energía utilizables o almacenables. Las reacciones catabólicas convierten grandes moléculas complejas en moléculas más pequeñas. No se puede contrarrestar debido a que es un proceso metabólico celular necesario, mediante este se permite transformar moléculas grandes en energía, permitiendo así a la célula realizar sus funciones básicas.</text:p>
      <text:p text:style-name="P138"/>
      <text:p text:style-name="P139">Referencias:</text:p>
      <text:p text:style-name="P140"/>
      <text:p text:style-name="P141">https://drive.google.com/file/d/0B6TgCA2DP_1cYlhHRlRMbE9NdGs/view</text:p>
      <text:p text:style-name="P142">https://blog.330ohms.com/2013/12/11/que-son-los-circuitos-integrados/</text:p>
      <text:p text:style-name="P143">https://www.ajedrezeureka.com/la-inmortal-de-kasparov-kasparov-vs-topalov-hoogovens-1999/</text:p>
      <text:p text:style-name="P144">https://inarquia.es/ideas-construir-jardin-hidroponico</text:p>
      <text:p text:style-name="P145">https://books.google.es/books?</text:p>
      <text:p text:style-name="P146">id=ooGzugsAxMMC&amp;pg=PA4&amp;dq=circuito+integrado+es&amp;hl=es&amp;sa=X&amp;ved=0ahUKEwjk3M74x7LZAhWJxxQKHa1GD1UQ6A</text:p>
      <text:p text:style-name="Standard"><text:span text:style-name="T147">https://hipertextual.com/archivo/2010/12/fuerza-aerea-eeuu-crea-supercomputador-1760-playstation-3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Alejandro Pastrana Ramirez</dc:creator>
    <meta:creation-date>2017-02-02T00:09:00Z</meta:creation-date>
    <dc:date>2019-08-21T17:44:00Z</dc:date>
    <meta:template xlink:href="Normal" xlink:type="simple"/>
    <meta:editing-cycles>18</meta:editing-cycles>
    <meta:editing-duration>PT42840S</meta:editing-duration>
    <meta:document-statistic meta:page-count="3" meta:paragraph-count="8" meta:word-count="665" meta:character-count="4319" meta:row-count="30" meta:non-whitespace-character-count="3662"/>
  </office:meta>
</office:document-meta>
</file>